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90d" officeooo:paragraph-rsid="0016690d"/>
    </style:style>
    <style:style style:name="P2" style:family="paragraph" style:parent-style-name="Standard">
      <style:text-properties fo:font-weight="bold" officeooo:rsid="0016690d" officeooo:paragraph-rsid="0016690d" style:font-weight-asian="bold" style:font-weight-complex="bold"/>
    </style:style>
    <style:style style:name="P3" style:family="paragraph" style:parent-style-name="Standard">
      <style:text-properties fo:font-weight="bold" officeooo:rsid="00170057" officeooo:paragraph-rsid="00170057" style:font-weight-asian="bold" style:font-weight-complex="bold"/>
    </style:style>
    <style:style style:name="P4" style:family="paragraph" style:parent-style-name="Standard">
      <style:text-properties fo:font-weight="normal" officeooo:rsid="0016690d" officeooo:paragraph-rsid="0016690d" style:font-weight-asian="normal" style:font-weight-complex="normal"/>
    </style:style>
    <style:style style:name="P5" style:family="paragraph" style:parent-style-name="Standard">
      <style:text-properties fo:font-weight="normal" officeooo:rsid="0016dd88" officeooo:paragraph-rsid="0016dd88" style:font-weight-asian="normal" style:font-weight-complex="normal"/>
    </style:style>
    <style:style style:name="P6" style:family="paragraph" style:parent-style-name="Standard">
      <style:text-properties fo:font-weight="normal" officeooo:rsid="00170057" officeooo:paragraph-rsid="00170057" style:font-weight-asian="normal" style:font-weight-complex="normal"/>
    </style:style>
    <style:style style:name="P7" style:family="paragraph" style:parent-style-name="Standard">
      <style:text-properties fo:font-weight="normal" officeooo:rsid="0018779e" officeooo:paragraph-rsid="0018779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7b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dividual</text:span><text:span text:style-name="T1"> Progress Report:</text:span> </text:p>
      <text:p text:style-name="P1"/>
      <text:p text:style-name="P2">Week 1 </text:p>
      <text:p text:style-name="P1"/>
      <text:p text:style-name="P1">To be honest, I did not work towards my passion project at all in the first week. All my attention </text:p>
      <text:p text:style-name="P1">was to find about the need of knowing any 1 language completely and atleast start with 1 new </text:p>
      <text:p text:style-name="P1">language as I was lacking in Python/PHP/Java. </text:p>
      <text:p text:style-name="P1"/>
      <text:p text:style-name="P1"/>
      <text:p text:style-name="P2">Week 2 </text:p>
      <text:p text:style-name="P1"/>
      <text:p text:style-name="P1">Previous Week's goal- Nothing </text:p>
      <text:p text:style-name="P1">Present Week goal- To get some innovative idea for Passion project. To learn more of python. </text:p>
      <text:p text:style-name="P1"/>
      <text:p text:style-name="P1">#1. I thought of some innovative idea for my passion project which made me feel very relax. </text:p>
      <text:p text:style-name="P1">#2. I continued working with python and didn't quit it in midway like before. </text:p>
      <text:p text:style-name="P1">#3. I looked at other languages as well like HTML, CSS for my projects. </text:p>
      <text:p text:style-name="P1"/>
      <text:p text:style-name="P1">Accomlishments- Thinking of some innovative ideas, continued learning of language, revising </text:p>
      <text:p text:style-name="P1">HTML, CSS. </text:p>
      <text:p text:style-name="P1">Next week goal- Finalise on the project for my passion project, technologies and timeline I would </text:p>
      <text:p text:style-name="P1">set for my passion project. </text:p>
      <text:p text:style-name="P1"/>
      <text:p text:style-name="P1"/>
      <text:p text:style-name="P2">Week 3 </text:p>
      <text:p text:style-name="P1"/>
      <text:p text:style-name="P1">Previous Week's goal- To think of innovative project. </text:p>
      <text:p text:style-name="P1">Present Week goal- Freeze upon the projects and the technologies. </text:p>
      <text:p text:style-name="P1"/>
      <text:p text:style-name="P1">#1. Had a great discussion with sir and got to know about what are the possible fields to exploit. </text:p>
      <text:p text:style-name="P1">#2. Thought of some 15-20 ideas for my passion project. </text:p>
      <text:p text:style-name="P1">#3. Had to look out for best combination for the languages to use for the projects. </text:p>
      <text:p text:style-name="P1">#4. Learnt to think in innovative manner. </text:p>
      <text:p text:style-name="P1">#5. Learnt about what are the trending languages used for developing softwares. </text:p>
      <text:p text:style-name="P1">#6. Wrote the proposal. Penned down all the thoughts and tried to be as innovative as possible. </text:p>
      <text:p text:style-name="P1">#7. Learnt to estimate the timeline to deliver a software after a hefty discussion with my friends. </text:p>
      <text:p text:style-name="P1">#8. Python :P </text:p>
      <text:p text:style-name="P1"/>
      <text:p text:style-name="P1">Accomplishments- Started thinking in an innovative manner and could estimate about the </text:p>
      <text:p text:style-name="P1">technology I would use for my software and timeline I would set for my passion project. </text:p>
      <text:p text:style-name="P1">Next week goal- Start implementation.</text:p>
      <text:p text:style-name="P1"/>
      <text:p text:style-name="P2"/>
      <text:p text:style-name="P2">Week 4</text:p>
      <text:p text:style-name="P2"/>
      <text:p text:style-name="P4">Previous week's goal- Freeze upon the projects and start implementation</text:p>
      <text:p text:style-name="P4">Present week's goal- To start with the implementation part assigned to me</text:p>
      <text:p text:style-name="P4"/>
      <text:p text:style-name="P4">#1 I started with the HTML and CSS part.</text:p>
      <text:p text:style-name="P4">#2 Developed a prototype view page for the team project.</text:p>
      <text:p text:style-name="P4">#3 Also, learnt about backlogs, use cases for both the team and passion project.</text:p>
      <text:p text:style-name="P7">#4. I am still learning python as we are planning to use python for developing the application.</text:p>
      <text:p text:style-name="P4"><text:soft-page-break/></text:p>
      <text:p text:style-name="P5">Accomplishments- Started with the HTML/CSS part. Also, learnt about some of the tecniques that they use in software industry while developing softwares.</text:p>
      <text:p text:style-name="P5">Next week goal- Advance with the implementation and write down SRS, Use caes, User stories.</text:p>
      <text:p text:style-name="P5"/>
      <text:p text:style-name="P3">Week 5</text:p>
      <text:p text:style-name="P3"/>
      <text:p text:style-name="P6">Previous week's goal- To start with the implentation work assigned to me.</text:p>
      <text:p text:style-name="P6">Present week's goal- Complete SRS, use cases, user stories and backlogs for both the projects.</text:p>
      <text:p text:style-name="P6"/>
      <text:p text:style-name="P6">#1. Wrote down SRS, Use cases and user stories for passion project.</text:p>
      <text:p text:style-name="P6">#2. Wrote backlogs for both the team and passion projects.</text:p>
      <text:p text:style-name="P6">#3. Contributed in writing SRS, use cases, user stories for team project.</text:p>
      <text:p text:style-name="P6"/>
      <text:p text:style-name="P6">Accomplishments- Learnt how to write SRS, user stories and use cases while developing a new software which is very impor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2:45:13.088660584</meta:creation-date>
    <dc:date>2015-09-27T13:16:01.182822153</dc:date>
    <meta:editing-duration>PT7M52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2" meta:paragraph-count="45" meta:word-count="499" meta:character-count="2944" meta:non-whitespace-character-count="2462"/>
  </office:meta>
</office:document-meta>
</file>